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text-align="center" style:justify-single-word="false" fo:padding="0cm" fo:border="none"/>
      <style:text-properties fo:font-variant="normal" fo:text-transform="none" fo:color="#dc2300" style:font-name="Times New Roman" fo:font-size="19.5pt" fo:letter-spacing="normal" fo:font-style="normal" fo:font-weight="bold"/>
    </style:style>
    <style:style style:name="P6" style:family="paragraph" style:parent-style-name="Text_20_body">
      <style:paragraph-properties fo:padding="0cm" fo:border="non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7" style:family="paragraph" style:parent-style-name="Text_20_body">
      <style:paragraph-properties fo:padding="0cm" fo:border="none"/>
      <style:text-properties fo:font-variant="normal" fo:text-transform="none" fo:color="#000000" fo:letter-spacing="normal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61160e" style:text-line-through-style="none" style:font-name="Times New Roman" fo:font-size="14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dc2300" style:font-name="Times New Roman" fo:font-size="19.5pt" fo:letter-spacing="normal" fo:font-style="normal" fo:font-weight="normal"/>
    </style:style>
    <style:style style:name="T4" style:family="text">
      <style:text-properties fo:font-variant="normal" fo:text-transform="none" fo:color="#dc2300" style:font-name="Times New Roman" fo:font-size="14pt" fo:letter-spacing="normal" fo:font-style="normal" fo:font-weight="normal"/>
    </style:style>
    <style:style style:name="T5" style:family="text">
      <style:text-properties fo:color="#61160e" style:text-line-through-style="none" style:text-underline-style="none" style:text-blinking="false"/>
    </style:style>
    <style:style style:name="T6" style:family="text">
      <style:text-properties style:font-name="Times New Roman" fo:font-size="15pt" fo:font-style="normal" fo:font-weight="bold"/>
    </style:style>
    <style:style style:name="T7" style:family="text">
      <style:text-properties fo:color="#710000"/>
    </style:style>
    <style:style style:name="T8" style:family="text">
      <style:text-properties fo:text-transform="uppercase" fo:font-weight="bold"/>
    </style:style>
    <style:style style:name="fr1" style:family="graphic" style:parent-style-name="Graphics">
      <style:graphic-properties fo:margin-left="0.132cm" fo:margin-right="0.132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://www.ibreviary.com/m/" office:target-frame-name="_blank" xlink:show="new"><text:span text:style-name="T2"/></text:a></text:p>
      <text:section text:style-name="Sect1" text:name="contenuto">
        <text:p text:style-name="P5">Readings</text:p>
        <text:p text:style-name="P6"><text:span text:style-name="T8">FIRST READING</text:span><text:line-break/><text:span text:style-name="T7">Acts 4:1-12</text:span></text:p>
        <text:p text:style-name="P6">There is no salvation through anyone else.</text:p>
        <text:p text:style-name="P4"><text:span text:style-name="Strong_20_Emphasis"><text:span text:style-name="T1">A reading from the Acts of the Apostles</text:span></text:span><text:span text:style-name="T1"><text:line-break/><text:line-break/></text:span><text:span text:style-name="T3">A</text:span><text:span text:style-name="T1">fter the crippled man had been cured,<text:line-break/>   while Peter and John were still speaking to the people,<text:line-break/>   the priests, the captain of the temple guard,<text:line-break/>   and the Sadducees confronted them,<text:line-break/>   disturbed that they were teaching the people<text:line-break/>   and proclaiming in Jesus the resurrection of the dead.<text:line-break/>They laid hands on Peter and John<text:line-break/>   and put them in custody until the next day,<text:line-break/>   since it was already evening.<text:line-break/>But many of those who heard the word came to believe<text:line-break/>   and the number of men grew to about five thousand.<text:line-break/><text:line-break/>On the next day, their leaders, elders, and scribes<text:line-break/>   were assembled in Jerusalem, with Annas the high priest,<text:line-break/>   Caiaphas, John, Alexander,<text:line-break/>   and all who were of the high-priestly class.<text:line-break/>They brought them into their presence and questioned them,<text:line-break/>   “By what power or by what name have you done this?”<text:line-break/>Then Peter, filled with the Holy Spirit, answered them,<text:line-break/>   “Leaders of the people and elders:<text:line-break/>   If we are being examined today<text:line-break/>   about a good deed done to a cripple,<text:line-break/>   namely, by what means he was saved,<text:line-break/>   then all of you and all the people of Israel should know<text:line-break/>   that it was in the name of Jesus Christ the Nazorean<text:line-break/>   whom you crucified, whom God raised from the dead;<text:line-break/>   in his name this man stands before you healed.<text:line-break/>He is the </text:span><text:span text:style-name="Emphasis"><text:span text:style-name="T1">stone rejected by you, the builders,<text:line-break/>   which has become the cornerstone.</text:span></text:span><text:span text:style-name="T1"><text:line-break/>There is no salvation through anyone else,<text:line-break/>   nor is there any other name under heaven<text:line-break/>   given to the human race by which we are to be saved.”</text:span></text:p>
        <text:p text:style-name="Horizontal_20_Line"/>
        <text:p text:style-name="P6"><text:span text:style-name="T8">RESPONSORIAL PSALM</text:span><text:line-break/><text:span text:style-name="T7">Ps 118:1-2 and 4, 22-24, 25-27a</text:span></text:p>
        <text:p text:style-name="P6"><text:soft-page-break/>R. :</text:p>
        <text:p text:style-name="P4"><text:span text:style-name="T4">R. (22)</text:span><text:span text:style-name="Strong_20_Emphasis"><text:span text:style-name="T1"> The stone rejected by the builders has become the cornerstone.</text:span></text:span><text:span text:style-name="T1"><text:line-break/></text:span><text:span text:style-name="T4">  or:<text:line-break/>R.</text:span><text:span text:style-name="T1"> </text:span><text:span text:style-name="Strong_20_Emphasis"><text:span text:style-name="T1">Alleluia.</text:span></text:span></text:p>
        <text:p text:style-name="P4"><text:span text:style-name="T1">Give thanks to the LORD, for he is good,<text:line-break/>   for his mercy endures forever.<text:line-break/>Let the house of Israel say,<text:line-break/>   “His mercy endures forever.”<text:line-break/>Let those who fear the LORD say,<text:line-break/>   “His mercy endures forever.”<text:line-break/><text:line-break/></text:span><text:span text:style-name="T4">R.</text:span><text:span text:style-name="T1"> </text:span><text:span text:style-name="Strong_20_Emphasis"><text:span text:style-name="T1">The stone rejected by the builders has become the cornerstone.</text:span></text:span><text:span text:style-name="T1"><text:line-break/></text:span><text:span text:style-name="T4">  or:<text:line-break/>R.</text:span><text:span text:style-name="T1"> </text:span><text:span text:style-name="Strong_20_Emphasis"><text:span text:style-name="T1">Alleluia.</text:span></text:span><text:span text:style-name="T1"><text:line-break/><text:line-break/>The stone which the builders rejected<text:line-break/>   has become the cornerstone.<text:line-break/>By the LORD has this been done;<text:line-break/>   it is wonderful in our eyes.<text:line-break/>This is the day the LORD has made;<text:line-break/>   let us be glad and rejoice in it.<text:line-break/><text:line-break/></text:span><text:span text:style-name="T4">R.</text:span><text:span text:style-name="T1"> </text:span><text:span text:style-name="Strong_20_Emphasis"><text:span text:style-name="T1">The stone rejected by the builders has become the cornerstone.</text:span></text:span><text:span text:style-name="T1"><text:line-break/></text:span><text:span text:style-name="T4">  or:<text:line-break/>R.</text:span><text:span text:style-name="T1"> </text:span><text:span text:style-name="Strong_20_Emphasis"><text:span text:style-name="T1">Alleluia.</text:span></text:span><text:span text:style-name="T1"><text:line-break/><text:line-break/>O LORD, grant salvation!<text:line-break/>   O LORD, grant prosperity!<text:line-break/>Blessed is he who comes in the name of the LORD;<text:line-break/>   we bless you from the house of the LORD.<text:line-break/>The LORD is God, and he has given us light.<text:line-break/><text:line-break/></text:span><text:span text:style-name="T4">R.</text:span><text:span text:style-name="T1"> </text:span><text:span text:style-name="Strong_20_Emphasis"><text:span text:style-name="T1">The stone rejected by the builders has become the cornerstone.</text:span></text:span><text:span text:style-name="T1"><text:line-break/></text:span><text:span text:style-name="T4">  or:<text:line-break/>R.</text:span><text:span text:style-name="T1"> </text:span><text:span text:style-name="Strong_20_Emphasis"><text:span text:style-name="T1">Alleluia.</text:span></text:span></text:p>
        <text:p text:style-name="Horizontal_20_Line"/>
        <text:p text:style-name="P6"><text:span text:style-name="T8">GOSPEL ACCLAMATION</text:span><text:line-break/><text:span text:style-name="T7">Ps 118:24</text:span></text:p>
        <text:p text:style-name="P4"><text:span text:style-name="T4">R.</text:span><text:span text:style-name="T1"> </text:span><text:span text:style-name="Strong_20_Emphasis"><text:span text:style-name="T1">Alleluia, alleluia.</text:span></text:span><text:span text:style-name="T1"><text:line-break/><text:line-break/>This is the day the LORD has made;<text:line-break/>let us be glad and rejoice in it.<text:line-break/><text:line-break/></text:span><text:soft-page-break/><text:span text:style-name="T4">R.</text:span><text:span text:style-name="T1"> </text:span><text:span text:style-name="Strong_20_Emphasis"><text:span text:style-name="T1">Alleluia, alleluia.</text:span></text:span></text:p>
        <text:p text:style-name="Horizontal_20_Line"/>
        <text:p text:style-name="P6"><text:span text:style-name="T8">GOSPEL</text:span><text:line-break/><text:span text:style-name="T7">Jn 21:1-14</text:span></text:p>
        <text:p text:style-name="P6">Jesus came over and took the bread and gave it to them, and in like manner the fish.</text:p>
        <text:p text:style-name="P7"><draw:frame draw:style-name="fr1" draw:name="grafika6" text:anchor-type="as-char" svg:width="1.588cm" svg:height="1.773cm" draw:z-index="0"><draw:image xlink:href="http://www.ibreviary.com/photos/croce_vangelo.png" xlink:type="simple" xlink:show="embed" xlink:actuate="onLoad"/><svg:title>croce_vangelo.png</svg:title></draw:frame><text:span text:style-name="T6">A reading from the holy Gospel according to John</text:span></text:p>
        <text:p text:style-name="P4"><text:span text:style-name="T3">J</text:span><text:span text:style-name="T1">esus revealed himself again to his disciples at the Sea of Tiberias.<text:line-break/>He revealed himself in this way.<text:line-break/>Together were Simon Peter, Thomas called Didymus,<text:line-break/>   Nathanael from Cana in Galilee,<text:line-break/>   Zebedee’s sons, and two others of his disciples.<text:line-break/>Simon Peter said to them, “I am going fishing.”<text:line-break/>They said to him, “We also will come with you.”<text:line-break/>So they went out and got into the boat,<text:line-break/>   but that night they caught nothing.<text:line-break/>When it was already dawn, Jesus was standing on the shore;<text:line-break/>   but the disciples did not realize that it was Jesus.<text:line-break/>Jesus said to them, “Children, have you caught anything to eat?”<text:line-break/>They answered him, “No.”<text:line-break/>So he said to them, “Cast the net over the right side of the boat<text:line-break/>   and you will find something.”<text:line-break/>So they cast it, and were not able to pull it in<text:line-break/>   because of the number of fish.<text:line-break/>So the disciple whom Jesus loved said to Peter, “It is the Lord.”<text:line-break/>When Simon Peter heard that it was the Lord,<text:line-break/>   he tucked in his garment, for he was lightly clad,<text:line-break/>   and jumped into the sea.<text:line-break/>The other disciples came in the boat,<text:line-break/>   for they were not far from shore, only about a hundred yards,<text:line-break/>   dragging the net with the fish.<text:line-break/>When they climbed out on shore,<text:line-break/>   they saw a charcoal fire with fish on it and bread.<text:line-break/>Jesus said to them, “Bring some of the fish you just caught.”<text:line-break/>So Simon Peter went over and dragged the net ashore<text:line-break/>   full of one hundred fifty-three large fish.<text:line-break/>Even though there were so many, the net was not torn.<text:line-break/>Jesus said to them, “Come, have breakfast.”<text:line-break/>And none of the disciples dared to ask him, “Who are you?”<text:line-break/>   because they realized it was the Lord.<text:line-break/>Jesus came over and took the bread and gave it to them,<text:line-break/></text:span><text:soft-page-break/><text:span text:style-name="T1">   and in like manner the fish.<text:line-break/>This was now the third time Jesus was revealed to his disciples<text:line-break/>   after being raised from the dead.<text:line-break/><text:line-break/></text:span><text:span text:style-name="T4">At the end of the Gospel, the Deacon, or the Priest, acclaims:</text:span><text:span text:style-name="T1"><text:line-break/><text:line-break/></text:span><text:span text:style-name="Strong_20_Emphasis"><text:span text:style-name="T1">The Gospel of the Lord.</text:span></text:span><text:span text:style-name="T1"><text:line-break/><text:line-break/></text:span><text:span text:style-name="T4">All reply:</text:span><text:span text:style-name="T1"><text:line-break/><text:line-break/></text:span><text:span text:style-name="Strong_20_Emphasis"><text:span text:style-name="T1">Praise to you, Lord Jesus Christ.</text:span></text:span><text:span text:style-name="T1"><text:line-break/><text:line-break/></text:span><text:span text:style-name="T4">Then he kisses the book, saying quietly:</text:span><text:span text:style-name="T1"><text:line-break/><text:line-break/>Through the words of the Gospel<text:line-break/>may our sins be wiped away.<text:line-break/><text:line-break/></text:span><text:span text:style-name="T4">The</text:span><text:span text:style-name="T1"> Creed </text:span><text:span text:style-name="T4">is not said.</text:span></text:p>
        <text:p text:style-name="P4"><text:a xlink:type="simple" xlink:href="http://www.ibreviary.com/m/letture.php?s=letture#menu"><text:span text:style-name="T2">- Menu -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Liberation Serif" fo:font-size="24pt" fo:font-weight="bold" style:font-name-asian="Droid Sans" style:font-size-asian="24pt" style:font-weight-asian="bold" style:font-name-complex="Lohit Hindi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Bielecki</meta:initial-creator>
    <meta:creation-date>2017-03-19T15:29:50</meta:creation-date>
    <dc:date>2017-03-19T15:30:30</dc:date>
    <dc:creator>Paweł Bielecki</dc:creator>
    <meta:editing-duration>P0D</meta:editing-duration>
    <meta:editing-cycles>1</meta:editing-cycles>
    <meta:document-statistic meta:table-count="0" meta:image-count="1" meta:object-count="0" meta:page-count="4" meta:paragraph-count="15" meta:word-count="889" meta:character-count="4919" meta:non-whitespace-character-count="3882"/>
    <meta:generator>LibreOffice/3.5$Linux_x86 LibreOffice_project/350m1$Build-2</meta:generator>
  </office:meta>
</office:document-meta>
</file>